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oto Sans" svg:font-family="'Noto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589cm" fo:margin-left="1.418cm" table:align="left" fo:background-color="transparent">
        <style:background-image/>
      </style:table-properties>
    </style:style>
    <style:style style:name="Tabla1.A" style:family="table-column">
      <style:table-column-properties style:column-width="7.1cm"/>
    </style:style>
    <style:style style:name="Tabla1.B" style:family="table-column">
      <style:table-column-properties style:column-width="8.49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633cm" fo:margin-left="1.374cm" table:align="left" fo:background-color="transparent">
        <style:background-image/>
      </style:table-properties>
    </style:style>
    <style:style style:name="Tabla2.A" style:family="table-column">
      <style:table-column-properties style:column-width="2.205cm"/>
    </style:style>
    <style:style style:name="Tabla2.B" style:family="table-column">
      <style:table-column-properties style:column-width="6.99cm"/>
    </style:style>
    <style:style style:name="Tabla2.C" style:family="table-column">
      <style:table-column-properties style:column-width="6.43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color="#c9211e" loext:opacity="100%" fo:font-weight="bold" officeooo:rsid="001df11d" officeooo:paragraph-rsid="001df11d" fo:background-color="#ffff00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1e97c9" officeooo:paragraph-rsid="001e97c9" fo:background-color="#ffff00" style:font-weight-asian="bold" style:font-weight-complex="bold"/>
    </style:style>
    <style:style style:name="P4" style:family="paragraph" style:parent-style-name="Standard">
      <style:text-properties fo:color="#c9211e" loext:opacity="100%" style:font-name="Liberation Sans" fo:font-weight="bold" officeooo:rsid="001e97c9" officeooo:paragraph-rsid="001e97c9" fo:background-color="#ffff00" style:font-weight-asian="bold" style:font-weight-complex="bold"/>
    </style:style>
    <style:style style:name="P5" style:family="paragraph" style:parent-style-name="Standard">
      <style:text-properties style:use-window-font-color="true" loext:opacity="0%" fo:font-weight="bold" officeooo:rsid="001e97c9" officeooo:paragraph-rsid="001e97c9" fo:background-color="transparent" style:font-weight-asian="bold" style:font-weight-complex="bold"/>
    </style:style>
    <style:style style:name="P6" style:family="paragraph" style:parent-style-name="Standard">
      <style:text-properties style:use-window-font-color="true" loext:opacity="0%" fo:background-color="transparent"/>
    </style:style>
    <style:style style:name="P7" style:family="paragraph" style:parent-style-name="Standard">
      <style:text-properties fo:color="#000000" loext:opacity="100%" style:font-name="Liberation Sans" fo:font-weight="bold" officeooo:rsid="001e97c9" officeooo:paragraph-rsid="001e97c9" fo:background-color="#b4c7dc" style:font-weight-asian="bold" style:font-weight-complex="bold"/>
    </style:style>
    <style:style style:name="P8" style:family="paragraph" style:parent-style-name="Standard">
      <style:text-properties fo:color="#000000" loext:opacity="100%" style:font-name="Liberation Sans" fo:font-weight="bold" officeooo:rsid="001e97c9" officeooo:paragraph-rsid="001e97c9" fo:background-color="transparent" style:font-weight-asian="bold" style:font-weight-complex="bold"/>
    </style:style>
    <style:style style:name="P9" style:family="paragraph" style:parent-style-name="Standard">
      <style:paragraph-properties fo:margin-top="0cm" fo:margin-bottom="0.499cm" style:contextual-spacing="false"/>
    </style:style>
    <style:style style:name="P10" style:family="paragraph" style:parent-style-name="Table_20_Contents">
      <style:text-properties style:font-name="Liberation Sans"/>
    </style:style>
    <style:style style:name="P11" style:family="paragraph" style:parent-style-name="Table_20_Contents">
      <style:text-properties style:font-name="Liberation Sans" officeooo:rsid="001e97c9" officeooo:paragraph-rsid="001e97c9"/>
    </style:style>
    <style:style style:name="P12" style:family="paragraph" style:parent-style-name="Table_20_Contents">
      <style:text-properties style:font-name="Liberation Sans" officeooo:rsid="0020ac48" officeooo:paragraph-rsid="0020ac48"/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language="ca" fo:country="ES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text-indent="0cm" style:auto-text-indent="false" fo:padding="0cm" fo:border="none"/>
      <style:text-properties style:font-name="Noto Sans" fo:font-size="11pt"/>
    </style:style>
    <style:style style:name="P15" style:family="paragraph" style:parent-style-name="Text_20_body">
      <style:paragraph-properties fo:margin-top="0cm" fo:margin-bottom="0cm" style:contextual-spacing="false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Liberation Sans" officeooo:paragraph-rsid="0020ac48"/>
    </style:style>
    <style:style style:name="P18" style:family="paragraph" style:parent-style-name="Text_20_body">
      <style:paragraph-properties fo:margin-left="1.752cm" fo:margin-right="0cm" fo:margin-top="0cm" fo:margin-bottom="0cm" style:contextual-spacing="false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ffffff"/>
    </style:style>
    <style:style style:name="P20" style:family="paragraph" style:parent-style-name="Standard" style:list-style-name="L1">
      <style:text-properties fo:color="#000000" loext:opacity="100%" style:font-name="Liberation Sans" fo:font-weight="bold" officeooo:rsid="001e97c9" officeooo:paragraph-rsid="001e97c9" fo:background-color="#b4c7dc" style:font-weight-asian="bold" style:font-weight-complex="bold"/>
    </style:style>
    <style:style style:name="P21" style:family="paragraph" style:parent-style-name="Standard">
      <style:text-properties fo:color="#000000" loext:opacity="100%" fo:font-weight="bold" officeooo:rsid="001e97c9" officeooo:paragraph-rsid="001e97c9" fo:background-color="#b4c7dc" style:font-weight-asian="bold" style:font-weight-complex="bold"/>
    </style:style>
    <style:style style:name="P22" style:family="paragraph" style:parent-style-name="Standard">
      <style:text-properties fo:color="#c9211e" loext:opacity="100%" fo:font-weight="bold" officeooo:rsid="001e97c9" officeooo:paragraph-rsid="001e97c9" fo:background-color="#ffff00" style:font-weight-asian="bold" style:font-weight-complex="bold"/>
    </style:style>
    <style:style style:name="P23" style:family="paragraph" style:parent-style-name="Standard">
      <style:text-properties fo:color="#c9211e" loext:opacity="100%" fo:font-weight="bold" officeooo:rsid="001df11d" officeooo:paragraph-rsid="001df11d" fo:background-color="#ffff00" style:font-weight-asian="bold" style:font-weight-complex="bold"/>
    </style:style>
    <style:style style:name="P24" style:family="paragraph" style:parent-style-name="Standard">
      <style:text-properties fo:color="#c9211e" loext:opacity="100%" fo:font-weight="bold" officeooo:rsid="0023acef" officeooo:paragraph-rsid="0023acef" fo:background-color="#ffff00" style:font-weight-asian="bold" style:font-weight-complex="bold"/>
    </style:style>
    <style:style style:name="P25" style:family="paragraph" style:parent-style-name="Standard" style:list-style-name="L2">
      <style:text-properties officeooo:rsid="001319e9" officeooo:paragraph-rsid="0023acef"/>
    </style:style>
    <style:style style:name="P26" style:family="paragraph" style:parent-style-name="Standard">
      <style:text-properties officeooo:rsid="001319e9" officeooo:paragraph-rsid="0023acef"/>
    </style:style>
    <style:style style:name="P27" style:family="paragraph" style:parent-style-name="Standard">
      <style:text-properties fo:font-weight="bold" officeooo:rsid="00142caf" officeooo:paragraph-rsid="0023acef" style:font-weight-asian="bold" style:font-weight-complex="bold"/>
    </style:style>
    <style:style style:name="P28" style:family="paragraph" style:parent-style-name="Standard">
      <style:text-properties style:use-window-font-color="true" loext:opacity="0%" fo:font-weight="bold" officeooo:rsid="00142caf" officeooo:paragraph-rsid="0023acef" fo:background-color="transparent" style:font-weight-asian="bold" style:font-weight-complex="bold"/>
    </style:style>
    <style:style style:name="P29" style:family="paragraph" style:parent-style-name="Standard">
      <style:text-properties style:use-window-font-color="true" loext:opacity="0%" style:font-name="Liberation Sans" fo:font-weight="bold" officeooo:rsid="001e97c9" officeooo:paragraph-rsid="00310ca5" fo:background-color="#eeeeee" style:font-weight-asian="bold" style:font-weight-complex="bold"/>
    </style:style>
    <style:style style:name="P30" style:family="paragraph" style:parent-style-name="Standard">
      <style:text-properties style:use-window-font-color="true" loext:opacity="0%" style:font-name="Liberation Sans" fo:font-weight="bold" officeooo:rsid="001e97c9" officeooo:paragraph-rsid="001e97c9" fo:background-color="#eeeeee" style:font-weight-asian="bold" style:font-weight-complex="bold"/>
    </style:style>
    <style:style style:name="P31" style:family="paragraph" style:parent-style-name="Standard">
      <style:text-properties fo:background-color="#ffde59"/>
    </style:style>
    <style:style style:name="P32" style:family="paragraph" style:parent-style-name="Standard">
      <style:text-properties style:text-underline-style="none" fo:font-weight="bold" officeooo:rsid="001319e9" officeooo:paragraph-rsid="0023acef" style:font-weight-asian="bold" style:font-weight-complex="bold"/>
    </style:style>
    <style:style style:name="P33" style:family="paragraph" style:parent-style-name="Table_20_Contents">
      <style:text-properties style:font-name="Liberation Sans"/>
    </style:style>
    <style:style style:name="P34" style:family="paragraph" style:parent-style-name="Table_20_Contents">
      <style:text-properties style:font-name="Liberation Sans" officeooo:rsid="0026f7f4" officeooo:paragraph-rsid="0026f7f4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Liberation Sans" officeooo:rsid="0026f7f4" officeooo:paragraph-rsid="0026f7f4"/>
    </style:style>
    <style:style style:name="P36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Noto Sans" fo:font-size="11pt"/>
    </style:style>
    <style:style style:name="P3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language="ca" fo:country="ES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officeooo:paragraph-rsid="0029413f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c9211e" loext:opacity="100%" style:font-name="Liberation Serif" fo:font-size="12pt" style:font-size-asian="12pt" style:font-size-complex="12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c9211e" loext:opacity="100%" style:font-name="Liberation Serif" fo:font-size="12pt" fo:font-weight="normal" officeooo:paragraph-rsid="0029413f" style:font-size-asian="12pt" style:font-weight-asian="normal" style:font-size-complex="12pt" style:font-weight-complex="normal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/>
    </style:style>
    <style:style style:name="T2" style:family="text">
      <style:text-properties fo:font-weight="bold" officeooo:rsid="00142caf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language="ca" fo:country="ES" fo:font-style="italic"/>
    </style:style>
    <style:style style:name="T5" style:family="text">
      <style:text-properties fo:font-variant="normal" fo:text-transform="none" fo:color="#000000" loext:opacity="100%" fo:language="ca" fo:country="ES" fo:background-color="#ffffff" loext:char-shading-value="0"/>
    </style:style>
    <style:style style:name="T6" style:family="text">
      <style:text-properties fo:language="ca" fo:country="ES"/>
    </style:style>
    <style:style style:name="T7" style:family="text">
      <style:text-properties fo:language="ca" fo:country="ES" fo:font-style="italic"/>
    </style:style>
    <style:style style:name="T8" style:family="text">
      <style:text-properties fo:language="ca" fo:country="ES" officeooo:rsid="0029413f"/>
    </style:style>
    <style:style style:name="T9" style:family="text">
      <style:text-properties fo:language="ca" fo:country="ES" fo:font-weight="bold" officeooo:rsid="0029413f" style:font-weight-asian="bold" style:font-weight-complex="bold"/>
    </style:style>
    <style:style style:name="T10" style:family="text">
      <style:text-properties style:font-name="Noto Sans" fo:font-size="11pt" fo:language="ca" fo:country="ES"/>
    </style:style>
    <style:style style:name="T11" style:family="text">
      <style:text-properties style:font-name="Noto Sans" fo:font-size="11pt" fo:language="ca" fo:country="ES" fo:font-weight="bold" officeooo:rsid="0029413f" style:font-weight-asian="bold" style:font-weight-complex="bold"/>
    </style:style>
    <style:style style:name="T12" style:family="text">
      <style:text-properties style:font-name="Noto Sans" fo:font-size="11pt" fo:language="ca" fo:country="ES" fo:font-weight="bold" officeooo:rsid="002ac54d" style:font-weight-asian="bold" style:font-weight-complex="bold"/>
    </style:style>
    <style:style style:name="T13" style:family="text">
      <style:text-properties style:font-name="Noto Sans" fo:font-size="11pt" fo:language="ca" fo:country="ES" officeooo:rsid="0029413f"/>
    </style:style>
    <style:style style:name="T14" style:family="text">
      <style:text-properties style:font-name="Noto Sans" fo:font-size="11pt" fo:language="ca" fo:country="ES" officeooo:rsid="002ac54d"/>
    </style:style>
    <style:style style:name="T15" style:family="text">
      <style:text-properties style:font-name="Noto Sans" fo:font-size="11pt" fo:language="ca" fo:country="ES" fo:background-color="#3faf46" loext:char-shading-value="0"/>
    </style:style>
    <style:style style:name="T16" style:family="text">
      <style:text-properties style:font-name="Noto Sans" fo:font-size="11pt" fo:language="ca" fo:country="ES" fo:background-color="#3faf46" loext:char-shading-value="0"/>
    </style:style>
    <style:style style:name="T17" style:family="text">
      <style:text-properties fo:color="#000000" loext:opacity="100%" fo:language="ca" fo:country="ES" fo:background-color="#ffffff" loext:char-shading-value="0"/>
    </style:style>
    <style:style style:name="T18" style:family="text">
      <style:text-properties officeooo:rsid="001f3520"/>
    </style:style>
    <style:style style:name="T19" style:family="text">
      <style:text-properties fo:background-color="#3faf46" loext:char-shading-value="0"/>
    </style:style>
    <style:style style:name="T20" style:family="text">
      <style:text-properties fo:background-color="#3faf46" loext:char-shading-value="0"/>
    </style:style>
    <style:style style:name="T21" style:family="text">
      <style:text-properties officeooo:rsid="00331ade"/>
    </style:style>
    <style:style style:name="T22" style:family="text">
      <style:text-properties style:font-name="Liberation Sans"/>
    </style:style>
    <style:style style:name="T23" style:family="text">
      <style:text-properties style:font-name="Liberation Sans" officeooo:rsid="00331ade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omentado 23/01/2024</text:p>
      <text:p text:style-name="P24"/>
      <text:p text:style-name="P26">XECS</text:p>
      <text:p text:style-name="P26"/>
      <text:p text:style-name="P32">CONVOCATÒRIA 2024:</text:p>
      <text:p text:style-name="P26"/>
      <text:list xml:id="list1495463573" text:style-name="L2">
        <text:list-item>
          <text:p text:style-name="P25">SA BASTRETA NO SERÁ POR BASTRETA (ANTICIPO) SE PAGARÁ A POSTERIORI. HASTA QUE NO JUSTIFIQUEN NO PAGARÁN.</text:p>
        </text:list-item>
        <text:list-item>
          <text:p text:style-name="P25">SE AÑADE UN NUEVO PROGRAMA. ‘GESTIÓN AVANZADA’ (PROGRAMA IV)</text:p>
        </text:list-item>
        <text:list-item>
          <text:p text:style-name="P25">EL PROGRAMA III. ‘LA HUELLA DE CARBONO POR PRODUCTO’</text:p>
        </text:list-item>
        <text:list-item>
          <text:p text:style-name="P25">PASARÁ TODO CARMINA.</text:p>
        </text:list-item>
        <text:list-item>
          <text:p text:style-name="P25">PREVISIÓN CONVOCATORIA: <text:span text:style-name="T2">MARZO 2024</text:span></text:p>
        </text:list-item>
      </text:list>
      <text:p text:style-name="P27"/>
      <text:p text:style-name="P27">PROPOSTA RESOLUCIÓ</text:p>
      <text:p text:style-name="P28">RESOLUCIÓ</text:p>
      <text:p text:style-name="P28">PAGAMENT</text:p>
      <text:p text:style-name="P2"/>
      <text:p text:style-name="P2"/>
      <text:p text:style-name="P2"/>
      <text:p text:style-name="P2">E.mail del 07/02/2024</text:p>
      <text:p text:style-name="Standard"/>
      <text:p text:style-name="Standard">Buenos días Nacho,</text:p>
      <text:p text:style-name="Standard"/>
      <text:p text:style-name="Standard">te paso la convocatoria de cheques casi cerrada para el 2024, falta que Virginia revise unos textos (aunque su significado no va a variar).</text:p>
      <text:p text:style-name="Standard"/>
      <text:p text:style-name="Standard">Verás que en la convo está el modelo de solicitud y el de pago (justificación), están allí por indicación legal pero verás que en el de <text:span text:style-name="T1">solicitud hay un cambio:</text:span></text:p>
      <text:p text:style-name="Standard"/>
      <text:p text:style-name="P31"><office:annotation office:name="__Annotation__10130_1271090330" loext:resolved="false"><dc:creator>Autor desconocido</dc:creator><dc:date>2024-02-09T10:08:54.323000000</dc:date><text:p text:style-name="P41"><text:span text:style-name="T24">ESTO YA LO HACÍAN EN CONVOS ANTERIORES.</text:span></text:p></office:annotation>- En lugar de que nos autoricen para mirar si tienen deudas y su Dni, ahora la ley dice que se entiende que la Administración lo puede comprobar, y si ellos no quieren que lo hagamos lo tienen que decir expresamente y adjuntar los documentos.<office:annotation-end office:name="__Annotation__10130_1271090330"/></text:p>
      <text:p text:style-name="Standard"/>
      <text:p text:style-name="Standard">Los <text:span text:style-name="T1">cambios más importantes de la convo son los siguientes:</text:span></text:p>
      <text:p text:style-name="P1"/>
      <text:p text:style-name="P9">- <text:span text:style-name="T1">Nuevo programa:</text:span></text:p>
      <text:p text:style-name="P36"><text:span text:style-name="T7">d)</text:span><text:span text:style-name="T4">     </text:span><text:span text:style-name="T6">«IGestió» estratègia per impulsar la implantació d’eines de gestió avançada i optimització de processos de la indústria de les Illes Balears.</text:span></text:p>
      <text:p text:style-name="P39"><text:span text:style-name="T6"><office:annotation office:name="__Annotation__10135_1271090330" loext:resolved="false"><dc:creator>Autor desconocido</dc:creator><dc:date>2024-02-09T10:13:40.749000000</dc:date><text:p text:style-name="P41"><text:span text:style-name="T25">En la sol·licitud,</text:span></text:p><text:p text:style-name="P41"><text:span text:style-name="T25">¿se tiene que indicar cual de ellos dos?</text:span></text:p></office:annotation></text:span><text:span text:style-name="T6">- </text:span><text:span text:style-name="T9">Modificación de programa:</text:span></text:p>
      <text:p text:style-name="P40"><text:span text:style-name="T8"><text:tab/>c) </text:span><text:span text:style-name="T13">«ISostenibilitat» se disgrega en dos </text:span><text:span text:style-name="T12">actuaciones</text:span><text:span text:style-name="T13">:</text:span></text:p>
      <text:p text:style-name="P40"><text:span text:style-name="T13"><text:tab/><text:tab/>- identificación y cálculo de las emisiones de gases de efecto invernadero <text:tab/><text:tab/>de la ORGANIZACIÓN.</text:span></text:p>
      <text:p text:style-name="P40"><text:span text:style-name="T13"><text:tab/><text:tab/>- identificación y cálculo de las emisiones de gases de efecto invernadero <text:tab/><text:tab/>del PRODUCTO.</text:span><office:annotation-end office:name="__Annotation__10135_1271090330"/></text:p>
      <text:p text:style-name="P38"><text:span text:style-name="T11"/></text:p>
      <text:p text:style-name="P13"/>
      <text:p text:style-name="P13"/>
      <text:p text:style-name="P13"/>
      <text:p text:style-name="P15">- <text:span text:style-name="T1">Eliminamos los beneficiarios con IAE que empiece por 8... queda así:</text:span></text:p>
      <text:p text:style-name="P15"><text:soft-page-break/></text:p>
      <text:p text:style-name="P15">Son beneficiarios para todos los programas los que tengan IAE dentro del grupo <text:span text:style-name="T20">2, 3 y 4</text:span>, también el <text:span text:style-name="T20">691.2</text:span>, el <text:span text:style-name="T20">504</text:span> y el <text:span text:style-name="T20">162</text:span>.</text:p>
      <text:p text:style-name="P15">Para los programas I y II también pueden ser beneficiarios los que dentro de la división 6 o 9 tengan los siguientes IAE's:</text:p>
      <text:p text:style-name="Text_20_body"/>
      <text:p text:style-name="P18">—<text:span text:style-name="T3">      </text:span><text:span text:style-name="T16">Divisió 6: grup 613. Comerç a l’engròs de tèxtils, confecció, calçat i articles de cuir; grup 614.2. Comerç a l’engròs de productes de perfumeria, drogueria, higiene i bellesa; grup 614.3. Comerç a l’engròs de productes per al manteniment i funcionament de la llar; grup 616. Comerç a l’engròs interindustrial de la mineria i química; grup 617. Un altre comerç a l’engròs interindustrial.</text:span></text:p>
      <text:p text:style-name="P19"> </text:p>
      <text:p text:style-name="P18">—<text:span text:style-name="T3">      </text:span><text:span text:style-name="T10">Divisió 9, agrupació </text:span><text:span text:style-name="T16">92</text:span><text:span text:style-name="T10">: serveis de sanejament, neteja i similars; grup </text:span><text:span text:style-name="T16">936</text:span><text:span text:style-name="T10">. Recerca científica i tècnica; grup </text:span><text:span text:style-name="T16">971</text:span><text:span text:style-name="T10">. Bugaderies, tintoreries i serveis similars.</text:span></text:p>
      <text:p text:style-name="P15"/>
      <text:p text:style-name="P15"/>
      <text:p text:style-name="P16">- cambio en los importes</text:p>
      <text:p text:style-name="P15"><draw:frame draw:style-name="fr1" draw:name="Imagen1" text:anchor-type="as-char" svg:width="14.288cm" svg:height="5.45cm" draw:z-index="0"><draw:image xlink:href="http://correu9.caib.es/mail/correu9/u97/u97171.nsf/0/c261e8546a40dc9eec6f739ecedf282b/Body/M2?OpenElement&amp;cid=ii_lsbps5zu0&amp;OpenSoftDeleted" xlink:type="simple" xlink:show="embed" xlink:actuate="onLoad"/><svg:title>imagen.png</svg:title></draw:frame></text:p>
      <text:p text:style-name="Text_20_body">- eliminación de un punto que hay que eliminar de la declaración:</text:p>
      <text:p text:style-name="P14"><text:span text:style-name="T17">13.1.</text:span><text:span text:style-name="T5">       </text:span><text:span text:style-name="T17">Els beneficiaris d’aquesta convocatòria no poden ser beneficiaris simultàniament d’altres ajuts pel mateix concepte i objecte de subvenció (assessorament en la consultoria de plans de transformació digital, i/o plans d’internacionalització i/o estudi de la petjada de carboni).</text:span></text:p>
      <text:p text:style-name="P15"/>
      <text:p text:style-name="P15">-<text:span text:style-name="T1">Cambios en las horas dedicadas a cada programa:</text:span></text:p>
      <text:p text:style-name="P15"><text:span text:style-name="T1">a</text:span>) Idigital: <text:span text:style-name="T1">60 horas (1º año) / 45 horas (2º o 3º año)</text:span></text:p>
      <text:p text:style-name="P15"><text:span text:style-name="T1">b)</text:span> iexporta: <text:span text:style-name="T1">45 horas (1º o 2º año)</text:span></text:p>
      <text:p text:style-name="P15"><text:span text:style-name="T1">c)</text:span> isostenibilitat: </text:p>
      <text:p text:style-name="P15">    Cálculo de la huella <text:span text:style-name="T1">corporativa: 16 horas (1º o 3ª año)</text:span></text:p>
      <text:p text:style-name="P15">    Cálculo de la huella de <text:span text:style-name="T1">producto: 45 horas (1º año)</text:span></text:p>
      <text:p text:style-name="P15"><text:span text:style-name="T1">d)</text:span> igestió: <text:span text:style-name="T1">45 horas (1º año)</text:span></text:p>
      <text:p text:style-name="P16"/>
      <text:p text:style-name="P16">- Nuevos modelos de actos administrativos:</text:p>
      <text:p text:style-name="P15">   - Propuesta de resolución provisional</text:p>
      <text:p text:style-name="P15">   - Propuesta de resolución definitiva</text:p>
      <text:p text:style-name="P15"><text:soft-page-break/>   - Resolución de concesión</text:p>
      <text:p text:style-name="P15">   - Resolución de pago y justificación</text:p>
      <text:p text:style-name="P15"/>
      <text:p text:style-name="P15">Estamos trabajando en los modelos, pero le he pedido a Virginia que nos confirme si podemos juntar la propuesta de resolución definitiva junto con la resolución de concesión para no tener que hacer tantos documentos. Lo está mirando.</text:p>
      <text:p text:style-name="P15"/>
      <text:p text:style-name="P15">Creo que esto es todo. Yo hoy teletrabajo pero si quieres mañana podemos vernos y comentamos lo que necesites para ir avanzando.</text:p>
      <text:p text:style-name="P15"/>
      <text:p text:style-name="P15">Un saludo,</text:p>
      <text:p text:style-name="Standard"/>
      <text:p text:style-name="P3">E.mail 07/02/2024 (segundo):</text:p>
      <text:p text:style-name="P3"/>
      <text:p text:style-name="P5">Perfecto, pero te paso la última versión que me había olvidado incluir en la solicitud lo de los documentos que obran en poder de la administración (anexo 2).</text:p>
      <text:p text:style-name="P6"/>
      <text:p text:style-name="P6">Un saludo!</text:p>
      <text:p text:style-name="P3"/>
      <text:p text:style-name="P3"/>
      <text:p text:style-name="P3"/>
      <text:p text:style-name="P3"/>
      <text:p text:style-name="P3"/>
      <text:p text:style-name="P3"/>
      <text:p text:style-name="P29">{"Programa_I":</text:p>
      <text:p text:style-name="P29">{"edicion":{"Primera":[5100,90,60],"Segunda":[3825,80,45],"Tercera":[3825,80,45]}}, <text:s text:c="2"/>"Programa_II":</text:p>
      <text:p text:style-name="P29">{"edicion":{"Primera":[3825,90,45],"Segunda":[3825,80,45]}}, <text:s text:c="2"/></text:p>
      <text:p text:style-name="P29">"Programa_III_ac":</text:p>
      <text:p text:style-name="P29">{"edicion":{"Primera":[1360,90,16],"Segunda":[1360,80,16],"Tercera":[1360,80,16]}}, <text:s text:c="2"/></text:p>
      <text:p text:style-name="P29">"Programa_III_ap":</text:p>
      <text:p text:style-name="P29">{"edicion":{"Primera":[3825,90,45]}}, </text:p>
      <text:p text:style-name="P29">"Programa_IV":</text:p>
      <text:p text:style-name="P29">{"edicion":{"Primera":[3825,90,45]}}}</text:p>
      <text:p text:style-name="P3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<text:soft-page-break/><text:span text:style-name="T23">Necesito saber</text:span><text:span text:style-name="T22">:</text:span></text:p>
      <text:p text:style-name="P7"/>
      <text:list xml:id="list1165689489" text:style-name="L1">
        <text:list-item>
          <text:p text:style-name="P20"><text:span text:style-name="T18">Q</text:span>ué técnicos se <text:span text:style-name="T18">intervendrán</text:span> <text:span text:style-name="T18">en</text:span> la gestión de los expedientes y que programa gestionarán cada uno de ellos.</text:p>
        </text:list-item>
      </text:list>
      <text:p text:style-name="P7"/>
      <text:p text:style-name="P8"><text:tab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Técnico</text:p>
          </table:table-cell>
          <table:table-cell table:style-name="Tabla1.B1" office:value-type="string">
            <text:p text:style-name="P11">Programa</text:p>
          </table:table-cell>
        </table:table-row>
        <table:table-row table:style-name="TableLine2616820483728">
          <table:table-cell table:style-name="Tabla1.A5" office:value-type="string">
            <text:p text:style-name="P10"/>
          </table:table-cell>
          <table:table-cell table:style-name="Tabla1.B5" office:value-type="string">
            <text:p text:style-name="P10"/>
          </table:table-cell>
        </table:table-row>
        <table:table-row table:style-name="TableLine2616820489440">
          <table:table-cell table:style-name="Tabla1.A5" office:value-type="string">
            <text:p text:style-name="P10"/>
          </table:table-cell>
          <table:table-cell table:style-name="Tabla1.B5" office:value-type="string">
            <text:p text:style-name="P10"/>
          </table:table-cell>
        </table:table-row>
        <table:table-row table:style-name="TableLine2616820479376">
          <table:table-cell table:style-name="Tabla1.A5" office:value-type="string">
            <text:p text:style-name="P10"/>
          </table:table-cell>
          <table:table-cell table:style-name="Tabla1.B5" office:value-type="string">
            <text:p text:style-name="P10"/>
          </table:table-cell>
        </table:table-row>
        <table:table-row table:style-name="TableLine2616820476656">
          <table:table-cell table:style-name="Tabla1.A5" office:value-type="string">
            <text:p text:style-name="P10"/>
          </table:table-cell>
          <table:table-cell table:style-name="Tabla1.B5" office:value-type="string">
            <text:p text:style-name="P10"/>
          </table:table-cell>
        </table:table-row>
      </table:table>
      <text:p text:style-name="P7"/>
      <text:p text:style-name="P7"/>
      <text:list xml:id="list84631736818113" text:continue-numbering="true" text:style-name="L1">
        <text:list-item>
          <text:p text:style-name="P20">Una lista de los actos administrativos y quien deberá firmar cada uno de ellos (entiendo que estas con ellos)</text:p>
        </text:list-item>
      </text:list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2">Fase</text:p>
          </table:table-cell>
          <table:table-cell table:style-name="Tabla2.A1" office:value-type="string">
            <text:p text:style-name="P12">Nombre del acto administrativo</text:p>
          </table:table-cell>
          <table:table-cell table:style-name="Tabla2.C1" office:value-type="string">
            <text:p text:style-name="P12">Quién lo firma</text:p>
          </table:table-cell>
        </table:table-row>
        <table:table-row table:style-name="TableLine2616820476928">
          <table:table-cell table:style-name="Tabla2.A9" office:value-type="string">
            <text:p text:style-name="P10"/>
          </table:table-cell>
          <table:table-cell table:style-name="Tabla2.B2" office:value-type="string">
            <text:p text:style-name="P10"/>
          </table:table-cell>
          <table:table-cell table:style-name="Tabla2.C2" office:value-type="string">
            <text:p text:style-name="P10"/>
          </table:table-cell>
        </table:table-row>
        <table:table-row table:style-name="TableLine2616820473120">
          <table:table-cell table:style-name="Tabla2.A9" office:value-type="string">
            <text:p text:style-name="P10"/>
          </table:table-cell>
          <table:table-cell table:style-name="Tabla2.B3" office:value-type="string">
            <text:p text:style-name="P10"/>
          </table:table-cell>
          <table:table-cell table:style-name="Tabla2.C3" office:value-type="string">
            <text:p text:style-name="P10"/>
          </table:table-cell>
        </table:table-row>
        <table:table-row table:style-name="TableLine2616820481824">
          <table:table-cell table:style-name="Tabla2.A9" office:value-type="string">
            <text:p text:style-name="P10"/>
          </table:table-cell>
          <table:table-cell table:style-name="Tabla2.B4" office:value-type="string">
            <text:p text:style-name="P10"/>
          </table:table-cell>
          <table:table-cell table:style-name="Tabla2.C4" office:value-type="string">
            <text:p text:style-name="P10"/>
          </table:table-cell>
        </table:table-row>
        <table:table-row table:style-name="TableLine2616820473392">
          <table:table-cell table:style-name="Tabla2.A9" office:value-type="string">
            <text:p text:style-name="P10"/>
          </table:table-cell>
          <table:table-cell table:style-name="Tabla2.B5" office:value-type="string">
            <text:p text:style-name="P17">Propuesta de resolución provisional</text:p>
          </table:table-cell>
          <table:table-cell table:style-name="Tabla2.C5" office:value-type="string">
            <text:p text:style-name="P34">D.G de Industria y pol. industriales</text:p>
          </table:table-cell>
        </table:table-row>
        <table:table-row table:style-name="TableLine2616820474208">
          <table:table-cell table:style-name="Tabla2.A6" office:value-type="string">
            <text:p text:style-name="P10"/>
          </table:table-cell>
          <table:table-cell table:style-name="Tabla2.B6" office:value-type="string">
            <text:p text:style-name="P17">Propuesta de resolución definitiva</text:p>
          </table:table-cell>
          <table:table-cell table:style-name="Tabla2.C6" office:value-type="string">
            <text:p text:style-name="P34">D.G de Industria y pol. industriales</text:p>
          </table:table-cell>
        </table:table-row>
        <table:table-row table:style-name="TableLine2616820485360">
          <table:table-cell table:style-name="Tabla2.A9" office:value-type="string">
            <text:p text:style-name="P10"/>
          </table:table-cell>
          <table:table-cell table:style-name="Tabla2.B9" office:value-type="string">
            <text:p text:style-name="P35">Resolución</text:p>
          </table:table-cell>
          <table:table-cell table:style-name="Tabla2.C9" office:value-type="string">
            <text:p text:style-name="P10"/>
          </table:table-cell>
        </table:table-row>
        <table:table-row table:style-name="TableLine2616820485360">
          <table:table-cell table:style-name="Tabla2.A8" office:value-type="string">
            <text:p text:style-name="P10"/>
          </table:table-cell>
          <table:table-cell table:style-name="Tabla2.B8" office:value-type="string">
            <text:p text:style-name="P17">Resolución de concesión</text:p>
          </table:table-cell>
          <table:table-cell table:style-name="Tabla2.C8" office:value-type="string">
            <text:p text:style-name="P10"/>
          </table:table-cell>
        </table:table-row>
        <table:table-row table:style-name="TableLine2616820488352">
          <table:table-cell table:style-name="Tabla2.A9" office:value-type="string">
            <text:p text:style-name="P10"/>
          </table:table-cell>
          <table:table-cell table:style-name="Tabla2.B9" office:value-type="string">
            <text:p text:style-name="P35">Propuesta de resolución definitiva</text:p>
          </table:table-cell>
          <table:table-cell table:style-name="Tabla2.C9" office:value-type="string">
            <text:p text:style-name="P34">D.G de Industria y pol. industriales</text:p>
          </table:table-cell>
        </table:table-row>
        <table:table-row table:style-name="TableLine2616820488352">
          <table:table-cell table:style-name="Tabla2.A10" office:value-type="string">
            <text:p text:style-name="P10"/>
          </table:table-cell>
          <table:table-cell table:style-name="Tabla2.B10" office:value-type="string">
            <text:p text:style-name="P17">Resolución de pago y justificación</text:p>
          </table:table-cell>
          <table:table-cell table:style-name="Tabla2.C10" office:value-type="string">
            <text:p text:style-name="P10"/>
          </table:table-cell>
        </table:table-row>
      </table:table>
      <text:p text:style-name="P7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oto Sans" svg:font-family="'Noto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8T07:32:08.574000000</meta:creation-date>
    <dc:date>2024-02-14T08:46:29.727000000</dc:date>
    <meta:editing-duration>P4DT23H46M47S</meta:editing-duration>
    <meta:editing-cycles>15</meta:editing-cycles>
    <meta:generator>LibreOffice/7.1.5.2$Windows_X86_64 LibreOffice_project/85f04e9f809797b8199d13c421bd8a2b025d52b5</meta:generator>
    <meta:document-statistic meta:table-count="2" meta:image-count="1" meta:object-count="0" meta:page-count="4" meta:paragraph-count="78" meta:word-count="715" meta:character-count="4703" meta:non-whitespace-character-count="4007"/>
  </office:meta>
</office:document-meta>
</file>